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es" fo:country="VE"/>
    </style:style>
    <style:style style:name="P2" style:family="paragraph" style:parent-style-name="Standard">
      <style:paragraph-properties fo:text-align="justify" style:justify-single-word="false"/>
      <style:text-properties style:font-name="arial" fo:language="es" fo:country="VE"/>
    </style:style>
    <style:style style:name="P3" style:family="paragraph" style:parent-style-name="Standard">
      <style:paragraph-properties fo:text-align="center" style:justify-single-word="false"/>
      <style:text-properties style:font-name="arial" fo:language="es" fo:country="VE"/>
    </style:style>
    <style:style style:name="P4" style:family="paragraph" style:parent-style-name="Standard">
      <style:paragraph-properties fo:text-align="justify" style:justify-single-word="false"/>
      <style:text-properties style:font-name="arial" fo:language="es" fo:country="VE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language="es" fo:country="VE"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language="es" fo:country="VE" fo:font-weight="normal" officeooo:paragraph-rsid="0015545a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language="es" fo:country="ES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554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 Simón Bolívar</text:p>
      <text:p text:style-name="P2">Departamento de Computación y Tecnología de la Información</text:p>
      <text:p text:style-name="P2">CI-4815 Redes de Computadoras</text:p>
      <text:p text:style-name="P2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oyecto 2</text:p>
      <text:p text:style-name="P3">Servidor de archivos RM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Héctor Gomes<text:tab/>Carné: 08-11231</text:p>
      <text:p text:style-name="P2">Stefano De Colli<text:tab/>Carné: 09-10203</text:p>
      <text:p text:style-name="P4"><text:soft-page-break/>Compilación del proyecto</text:p>
      <text:p text:style-name="P4"/>
      <text:p text:style-name="P5"><text:tab/>Para la compilación del proyecto es necesario tener todos los archivos en un mismo directorio junto con el makefile y ejecutar por consola el comando “make”.</text:p>
      <text:p text:style-name="P4"/>
      <text:p text:style-name="P4">Ejecución del proyecto</text:p>
      <text:p text:style-name="P4"/>
      <text:p text:style-name="P5"><text:tab/>Para ejecutar el servidor de autenticación es necesario tener en un mismo directorio los siguientes archivos a_rmifs.java, a_rmifs_stub.java, s_a_services.java, hash.java, <text:span text:style-name="T2">cola.java</text:span> y lista.java </text:p>
      <text:p text:style-name="P5">Su linea de ejecución es la siguiente:</text:p>
      <text:p text:style-name="P5"/>
      <text:p text:style-name="P5"><text:tab/>java a_rmifs -f usuarios -p puerto </text:p>
      <text:p text:style-name="P5"/>
      <text:p text:style-name="P5">- Ambos campos son obligatorios.</text:p>
      <text:p text:style-name="P5"/>
      <text:p text:style-name="P5">Para ejecutar el servidor de archivos es necesario tener en un mismo directorio los siguientes archivos s_rmifs.java, s_rmifs_stub.java y c_s_services.java </text:p>
      <text:p text:style-name="P5">Su linea de ejecución es la siguiente:</text:p>
      <text:p text:style-name="P5"/>
      <text:p text:style-name="P5"><text:tab/>java s_rmifs -l puertolocal -h host -r puerto </text:p>
      <text:p text:style-name="P5"/>
      <text:p text:style-name="P5">- Todos los campos son obligatorios.</text:p>
      <text:p text:style-name="P5"/>
      <text:p text:style-name="P5">Para ejecutar el cliente se realiza la siguiente linea de ejecución:</text:p>
      <text:p text:style-name="P5"/>
      <text:p text:style-name="P5"><text:tab/>java c_rmifs [-f usuarios] -m servidor -p puerto [-c comandos] </text:p>
      <text:p text:style-name="P5"/>
      <text:p text:style-name="P5">- Si no se agrega el parámetro de usuarios, se pedirá por consola el nombre y la clave.</text:p>
      <text:p text:style-name="P5">- El parámetro de comandos es opcional.</text:p>
      <text:p text:style-name="P5">- Los demás parámetros son obligatorios.</text:p>
      <text:p text:style-name="P5"/>
      <text:p text:style-name="P4">Funcionamiento</text:p>
      <text:p text:style-name="P4"/>
      <text:p text:style-name="P4"><text:tab/><text:span text:style-name="T1">El servidor de autenticación después de hacer las respectivas validaciones de datos agrega la lista de usuarios a una tabla de hash, luego realiza la reserva del URL de sus funciones remotas y a partir de este momento es capaz de escuchar peticiones para realizar las validaciones de los usuarios.</text:span></text:p>
      <text:p text:style-name="P5"><text:tab/>El servidor de archivos realiza las validaciones de datos inicializa el log de los comandos que ingresaran los clientes, seguido de la reserva del URL de sus funciones remotas y a partir de este momento un cliente puede realizar la petición de los servicios de este servidor.</text:p>
      <text:p text:style-name="P5"><text:tab/>El cliente realiza la validación de sus datos seguido de esto es capaz de realizar peticiones al servidor de archivos.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4">Archivos</text:p>
      <text:p text:style-name="P4"/>
      <text:p text:style-name="P5"><text:tab/>a_rmifs.java: Recibe los datos de entrada del servidor de autenticación y realiza la reservación del URL del mismo servicio.</text:p>
      <text:p text:style-name="P5"/>
      <text:p text:style-name="P5"><text:tab/>s_a_services.java: Contiene la firma de las funciones remotas del servidor de autenticación.</text:p>
      <text:p text:style-name="P5"/>
      <text:p text:style-name="P5"><text:tab/>a_rmifs_stub.java: Contiene las funciones del servidor de autenticación, como otras funciones que permiten el uso apropiado del servidor.</text:p>
      <text:p text:style-name="P5"/>
      <text:p text:style-name="P5"><text:tab/>s_rmifs.java: Recibe los datos de entrada del servidor de archivos y realiza la reservación del URL del mismo servicio.</text:p>
      <text:p text:style-name="P5"/>
      <text:p text:style-name="P5"><text:tab/>s_a_services.java: Contiene la firma de las funciones remotas del servidor de a<text:span text:style-name="T2">utenticacion</text:span>.</text:p>
      <text:p text:style-name="P5"/>
      <text:p text:style-name="P7"><text:tab/>a_rmifs_stub.java: Contiene las funciones del servidor de archivos, como otras funciones que permiten el uso apropiado del servidor.</text:p>
      <text:p text:style-name="P5"><text:tab/></text:p>
      <text:p text:style-name="P5"><text:tab/>c_rmifs.java: Recibe los datos de entrada del cliente y permite a los usuarios realizar la petición de los servicios que ofrece el servidor de archivos.</text:p>
      <text:p text:style-name="P5"/>
      <text:p text:style-name="P5"><text:tab/>hash.java: Contiene el esquema necesario para el desarrollo apropiado de una tabla de hash&lt;E&gt;.</text:p>
      <text:p text:style-name="P5"/>
      <text:p text:style-name="P5"><text:tab/>lista.java: Contiene el esquema necesario para el desarrollo apropiado de una lista&lt;E&gt;.</text:p>
      <text:p text:style-name="P5"/>
      <text:p text:style-name="P6"><text:tab/><text:span text:style-name="T2">cola.java: Contiene el esquema necesario para el desarrollo apropiado de una cola&lt;E&gt;. Extiende a lista&lt;E&gt;</text:span></text:p>
      <text:p text:style-name="P5"/>
      <text:p text:style-name="P5"><text:tab/>usuario.java: Clase para el manejo de datos de los usuarios.</text:p>
      <text:p text:style-name="P5"/>
      <text:p text:style-name="P5"><text:tab/>makefile: Permite ejecutar el comando make para lo compilación de los archiv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ispita </meta:initial-creator>
    <meta:creation-date>2013-12-01T13:40:02</meta:creation-date>
    <dc:date>2014-01-16T18:57:15.987197640</dc:date>
    <dc:creator>Stefano </dc:creator>
    <meta:editing-duration>PT7M44S</meta:editing-duration>
    <meta:editing-cycles>16</meta:editing-cycles>
    <meta:generator>LibreOffice/4.1.3.2$Linux_X86_64 LibreOffice_project/410m0$Build-2</meta:generator>
    <meta:document-statistic meta:table-count="0" meta:image-count="0" meta:object-count="0" meta:page-count="3" meta:paragraph-count="41" meta:word-count="501" meta:character-count="3288" meta:non-whitespace-character-count="2801"/>
  </office:meta>
</office:document-meta>
</file>